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T1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P30" style:parent-style-name="Normal" style:list-style-name="LFO2" style:family="paragraph"/>
    <style:style style:name="P31" style:parent-style-name="Normal" style:list-style-name="LFO2" style:family="paragraph"/>
    <style:style style:name="T3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3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P38" style:parent-style-name="Normal" style:list-style-name="LFO3" style:family="paragraph"/>
    <style:style style:name="P39" style:parent-style-name="Normal" style:list-style-name="LFO3" style:family="paragraph"/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list-style-name="LFO4" style:family="paragraph"/>
    <style:style style:name="P42" style:parent-style-name="Normal" style:list-style-name="LFO4" style:family="paragraph"/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list-style-name="LFO5" style:family="paragraph"/>
    <style:style style:name="P45" style:parent-style-name="Normal" style:list-style-name="LFO5" style:family="paragraph"/>
    <style:style style:name="P46" style:parent-style-name="Normal" style:list-style-name="LFO5" style:family="paragraph"/>
    <style:style style:name="T4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T5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list-style-name="LFO6" style:family="paragraph"/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list-style-name="LFO6" style:family="paragraph"/>
    <style:style style:name="T55" style:parent-style-name="Policepardéfaut" style:family="text">
      <style:text-properties fo:font-weight="bold" style:font-weight-asian="bold" style:font-weight-complex="bold"/>
    </style:style>
    <style:style style:name="P56" style:parent-style-name="Normal" style:list-style-name="LFO6" style:family="paragraph"/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Normal" style:list-style-name="LFO6" style:family="paragraph"/>
    <style:style style:name="T59" style:parent-style-name="Policepardéfaut" style:family="text">
      <style:text-properties fo:font-weight="bold" style:font-weight-asian="bold" style:font-weight-complex="bold"/>
    </style:style>
    <style:style style:name="T6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Normal" style:list-style-name="LFO7" style:family="paragraph"/>
    <style:style style:name="P64" style:parent-style-name="Normal" style:list-style-name="LFO7" style:family="paragraph"/>
    <style:style style:name="P65" style:parent-style-name="Normal" style:list-style-name="LFO7" style:family="paragraph"/>
    <style:style style:name="P66" style:parent-style-name="Normal" style:list-style-name="LFO7" style:family="paragraph"/>
    <style:style style:name="P67" style:parent-style-name="Normal" style:list-style-name="LFO7" style:family="paragraph"/>
    <style:style style:name="T6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P70" style:parent-style-name="Normal" style:list-style-name="LFO8" style:family="paragraph"/>
    <style:style style:name="P71" style:parent-style-name="Normal" style:list-style-name="LFO8" style:family="paragraph"/>
    <style:style style:name="P72" style:parent-style-name="Normal" style:list-style-name="LFO8" style:family="paragraph"/>
    <style:style style:name="T73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P75" style:parent-style-name="Normal" style:list-style-name="LFO9" style:family="paragraph"/>
    <style:style style:name="P76" style:parent-style-name="Normal" style:list-style-name="LFO9" style:family="paragraph"/>
    <style:style style:name="P77" style:parent-style-name="Normal" style:list-style-name="LFO9" style:family="paragraph"/>
    <style:style style:name="T7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9" style:parent-style-name="Policepardéfaut" style:family="text">
      <style:text-properties fo:font-weight="bold" style:font-weight-asian="bold" style:font-weight-complex="bold"/>
    </style:style>
    <style:style style:name="P80" style:parent-style-name="Normal" style:list-style-name="LFO10" style:family="paragraph"/>
    <style:style style:name="T81" style:parent-style-name="Policepardéfaut" style:family="text">
      <style:text-properties style:font-name="Segoe UI Emoji" style:font-name-complex="Segoe UI Emoji"/>
    </style:style>
    <style:style style:name="T82" style:parent-style-name="Policepardéfaut" style:family="text">
      <style:text-properties style:font-name="Segoe UI Emoji" style:font-name-complex="Segoe UI Emoji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P84" style:parent-style-name="Normal" style:list-style-name="LFO10" style:family="paragraph"/>
    <style:style style:name="T85" style:parent-style-name="Policepardéfaut" style:family="text">
      <style:text-properties style:font-name="Segoe UI Emoji" style:font-name-complex="Segoe UI Emoji"/>
    </style:style>
    <style:style style:name="T86" style:parent-style-name="Policepardéfaut" style:family="text">
      <style:text-properties fo:font-weight="bold" style:font-weight-asian="bold" style:font-weight-complex="bold"/>
    </style:style>
    <style:style style:name="P87" style:parent-style-name="Normal" style:list-style-name="LFO10" style:family="paragraph"/>
    <style:style style:name="T88" style:parent-style-name="Policepardéfaut" style:family="text">
      <style:text-properties style:font-name="Segoe UI Emoji" style:font-name-complex="Segoe UI Emoji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P90" style:parent-style-name="Normal" style:list-style-name="LFO10" style:family="paragraph"/>
    <style:style style:name="T91" style:parent-style-name="Policepardéfaut" style:family="text">
      <style:text-properties style:font-name="Segoe UI Emoji" style:font-name-complex="Segoe UI Emoji"/>
    </style:style>
    <style:style style:name="T92" style:parent-style-name="Policepardéfaut" style:family="text">
      <style:text-properties fo:font-weight="bold" style:font-weight-asian="bold" style:font-weight-complex="bold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👤</text:span><text:span text:style-name="T3"><text:s/>Personas</text:span></text:p>
      <text:p text:style-name="Normal"><text:span text:style-name="T4">🎩</text:span><text:span text:style-name="T5"><text:s/>Persona 1 – Visiteur</text:span></text:p>
      <text:list text:style-name="LFO1" text:continue-numbering="true">
        <text:list-item>
          <text:p text:style-name="P6"><text:span text:style-name="T7">Nom</text:span><text:s/>: Antoine D., 42 ans</text:p>
        </text:list-item>
        <text:list-item>
          <text:p text:style-name="P8"><text:span text:style-name="T9">Profil</text:span><text:s/>: Détecteur amateur, participe à des rallyes en Europe</text:p>
        </text:list-item>
        <text:list-item>
          <text:p text:style-name="P10"><text:span text:style-name="T11">Objectifs</text:span><text:s/>: Participer à un festival, tester du nouveau matériel, rencontrer la communauté</text:p>
        </text:list-item>
        <text:list-item>
          <text:p text:style-name="P12"><text:span text:style-name="T13">Attentes</text:span><text:s/>:</text:p>
          <text:list text:continue-numbering="true">
            <text:list-item>
              <text:p text:style-name="P14">Accéder facilement au programme, à la carte du site</text:p>
            </text:list-item>
            <text:list-item>
              <text:p text:style-name="P15">Voir les règles, le type de sol, les objets à repérer</text:p>
            </text:list-item>
            <text:list-item>
              <text:p text:style-name="P16">Réserver sa place + hébergement si besoin</text:p>
            </text:list-item>
          </text:list>
        </text:list-item>
      </text:list>
      <text:p text:style-name="Normal"><draw:custom-shape svg:x="0in" svg:y="0in" svg:width="44.06667in" svg:height="0.00139in" draw:id="id0" draw:style-name="a0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">🧑</text:span><text:span text:style-name="T18">‍</text:span><text:span text:style-name="T19">💼</text:span><text:span text:style-name="T20"><text:s/>Persona 2 – Organisateur</text:span></text:p>
      <text:list text:style-name="LFO2" text:continue-numbering="true">
        <text:list-item>
          <text:p text:style-name="P21"><text:span text:style-name="T22">Nom</text:span><text:s/>: Isabelle G., 35 ans</text:p>
        </text:list-item>
        <text:list-item>
          <text:p text:style-name="P23"><text:span text:style-name="T24">Profil</text:span><text:s/>: Organisatrice d’événements nature / patrimoine</text:p>
        </text:list-item>
        <text:list-item>
          <text:p text:style-name="P25"><text:span text:style-name="T26">Objectifs</text:span><text:s/>: Promouvoir le festival, gérer les inscriptions, proposer des stands pros</text:p>
        </text:list-item>
        <text:list-item>
          <text:p text:style-name="P27"><text:span text:style-name="T28">Attentes</text:span><text:s/>:</text:p>
          <text:list text:continue-numbering="true">
            <text:list-item>
              <text:p text:style-name="P29">Page claire avec planning, exposants</text:p>
            </text:list-item>
            <text:list-item>
              <text:p text:style-name="P30">Possibilité de proposer un stand ou une animation</text:p>
            </text:list-item>
            <text:list-item>
              <text:p text:style-name="P31">Accès rapide aux contacts / logistique / partenaires</text:p>
            </text:list-item>
          </text:list>
        </text:list-item>
      </text:list>
      <text:p text:style-name="Normal"><draw:custom-shape svg:x="0in" svg:y="0in" svg:width="44.06667in" svg:height="0.00139in" draw:id="id1" draw:style-name="a1" draw:name="Horizontal Line 5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">🗺</text:span><text:span text:style-name="T33">️</text:span><text:span text:style-name="T34"><text:s/></text:span><text:span text:style-name="T35">Parcours utilisateur simplifié</text:span></text:p>
      <text:p text:style-name="P36">Accueil</text:p>
      <text:list text:style-name="LFO3" text:continue-numbering="true">
        <text:list-item>
          <text:p text:style-name="P37">Découverte du festival</text:p>
        </text:list-item>
        <text:list-item>
          <text:p text:style-name="P38">Lien direct vers le programme, les services, l’inscription</text:p>
        </text:list-item>
        <text:list-item>
          <text:p text:style-name="P39">Mise en avant des dates, lieu, affiche</text:p>
        </text:list-item>
      </text:list>
      <text:p text:style-name="P40">Programme</text:p>
      <text:list text:style-name="LFO4" text:continue-numbering="true">
        <text:list-item>
          <text:p text:style-name="P41">Détail des activités (rallye, ateliers, démonstrations)</text:p>
        </text:list-item>
        <text:list-item>
          <text:p text:style-name="P42">Infos pratiques : zones de fouille, niveau requis, encadrement</text:p>
        </text:list-item>
      </text:list>
      <text:p text:style-name="P43">Contact / Inscriptions</text:p>
      <text:list text:style-name="LFO5" text:continue-numbering="true">
        <text:list-item>
          <text:p text:style-name="P44">Formulaire simple pour s’inscrire (ou réserver)</text:p>
        </text:list-item>
        <text:list-item>
          <text:p text:style-name="P45">Coordonnées organisateurs</text:p>
        </text:list-item>
        <text:list-item>
          <text:p text:style-name="P46">FAQ : que faut-il amener, conditions météo, assurance</text:p>
        </text:list-item>
      </text:list>
      <text:p text:style-name="Normal"><draw:custom-shape svg:x="0in" svg:y="0in" svg:width="45.51042in" svg:height="0.00139in" draw:id="id2" draw:style-name="a2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7">🧱</text:span><text:span text:style-name="T48"><text:s/>Structure du site<text:s/></text:span><text:span text:style-name="T49">(wireframe)</text:span></text:p>
      <text:p text:style-name="Normal"><text:span text:style-name="T50">🏠</text:span><text:span text:style-name="T51"><text:s/>Accueil</text:span></text:p>
      <text:list text:style-name="LFO6" text:continue-numbering="true">
        <text:list-item>
          <text:p text:style-name="P52"><text:span text:style-name="T53">Header</text:span><text:s/>: logo, menu (Accueil / Programme / Inscriptions / Contact)</text:p>
        </text:list-item>
        <text:list-item>
          <text:p text:style-name="P54"><text:span text:style-name="T55">Hero visuel</text:span><text:s/>: photo du terrain ou ambiance détection</text:p>
        </text:list-item>
        <text:list-item>
          <text:p text:style-name="P56"><text:span text:style-name="T57">Infos clés</text:span><text:s/>: Date, lieu, nombre de participants</text:p>
        </text:list-item>
        <text:list-item>
          <text:p text:style-name="P58"><text:span text:style-name="T59">CTA</text:span><text:s/>: [ Je m’inscris ] [ Voir le programme ]</text:p>
        </text:list-item>
      </text:list>
      <text:p text:style-name="Normal"><draw:custom-shape svg:x="0in" svg:y="0in" svg:width="45.51042in" svg:height="0.00139in" draw:id="id3" draw:style-name="a3" draw:name="Horizontal Line 5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0">🗓</text:span><text:span text:style-name="T61">️</text:span><text:span text:style-name="T62"><text:s/>Programme</text:span></text:p>
      <text:list text:style-name="LFO7" text:continue-numbering="true">
        <text:list-item>
          <text:p text:style-name="P63">Sections par journée ou activité :</text:p>
          <text:list text:continue-numbering="true">
            <text:list-item>
              <text:p text:style-name="P64">Rallye jour 1 : lieu, heures, règles</text:p>
            </text:list-item>
            <text:list-item>
              <text:p text:style-name="P65">Atelier enfants : description</text:p>
            </text:list-item>
            <text:list-item>
              <text:p text:style-name="P66">Démo de matériel : animateur, marque</text:p>
            </text:list-item>
          </text:list>
        </text:list-item>
        <text:list-item>
          <text:p text:style-name="P67">Téléchargement : PDF du règlement, plan</text:p>
        </text:list-item>
      </text:list>
      <text:p text:style-name="Normal"><draw:custom-shape svg:x="0in" svg:y="0in" svg:width="45.51042in" svg:height="0.00139in" draw:id="id4" draw:style-name="a4" draw:name="Horizontal Line 5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8">🧭</text:span><text:span text:style-name="T69"><text:s/>Services / Activités annexes</text:span></text:p>
      <text:list text:style-name="LFO8" text:continue-numbering="true">
        <text:list-item>
          <text:p text:style-name="P70">Boutique ou expo matériel</text:p>
        </text:list-item>
        <text:list-item>
          <text:p text:style-name="P71">Coin restauration / food trucks</text:p>
        </text:list-item>
        <text:list-item>
          <text:p text:style-name="P72">Animations pour enfants ou familles</text:p>
        </text:list-item>
      </text:list>
      <text:p text:style-name="Normal"><draw:custom-shape svg:x="0in" svg:y="0in" svg:width="45.51042in" svg:height="0.00139in" draw:id="id5" draw:style-name="a5" draw:name="Horizontal Line 5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3">📬</text:span><text:span text:style-name="T74"><text:s/>Contact</text:span></text:p>
      <text:list text:style-name="LFO9" text:continue-numbering="true">
        <text:list-item>
          <text:p text:style-name="P75">Formulaire (nom, email, message, catégorie : inscription / stand / info)</text:p>
        </text:list-item>
        <text:list-item>
          <text:p text:style-name="P76">Carte Google Maps (lieu de l’événement)</text:p>
        </text:list-item>
        <text:list-item>
          <text:p text:style-name="P77">Réseaux sociaux</text:p>
        </text:list-item>
      </text:list>
      <text:p text:style-name="Normal"><draw:custom-shape svg:x="0in" svg:y="0in" svg:width="45.51042in" svg:height="0.00139in" draw:id="id6" draw:style-name="a6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8">💡</text:span><text:span text:style-name="T79"><text:s/>Éléments bonus à prévoir</text:span></text:p>
      <text:list text:style-name="LFO10" text:continue-numbering="true">
        <text:list-item>
          <text:p text:style-name="P80"><text:span text:style-name="T81">🌦</text:span><text:span text:style-name="T82">️</text:span><text:s/><text:span text:style-name="T83">Météo / conditions terrain</text:span></text:p>
        </text:list-item>
        <text:list-item>
          <text:p text:style-name="P84"><text:span text:style-name="T85">📸</text:span><text:s/><text:span text:style-name="T86">Galerie photos</text:span><text:s/>des années précédentes</text:p>
        </text:list-item>
        <text:list-item>
          <text:p text:style-name="P87"><text:span text:style-name="T88">🧭</text:span><text:s/><text:span text:style-name="T89">Carte interactive</text:span><text:s/>des zones autorisées</text:p>
        </text:list-item>
        <text:list-item>
          <text:p text:style-name="P90"><text:span text:style-name="T91">📃</text:span><text:s/><text:span text:style-name="T92">Règlement officiel</text:span><text:s/>ou charte de bonne conduite</text:p>
        </text:list-item>
      </text:list>
      <text:p text:style-name="Normal"><draw:custom-shape svg:x="0in" svg:y="0in" svg:width="45.51042in" svg:height="0.00139in" draw:id="id7" draw:style-name="a7" draw:name="Horizontal Line 56" text:anchor-type="as-char"><svg:title/><svg:desc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ca DE CHIARA</meta:initial-creator>
    <dc:creator>Luca DE CHIARA</dc:creator>
    <meta:creation-date>2025-06-12T13:01:00Z</meta:creation-date>
    <dc:date>2025-06-16T13:32:00Z</dc:date>
    <meta:template xlink:href="Normal" xlink:type="simple"/>
    <meta:editing-cycles>3</meta:editing-cycles>
    <meta:editing-duration>PT24120S</meta:editing-duration>
    <meta:document-statistic meta:page-count="3" meta:paragraph-count="4" meta:word-count="321" meta:character-count="2086" meta:row-count="14" meta:non-whitespace-character-count="1769"/>
  </office:meta>
</office:document-meta>
</file>